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9jmq5SCV24RBupEvPPssmLtFnQa6cY2i540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5:07.139784945</meta:creation-date>
    <dc:date>2022-11-21T15:35:17.940650449</dc:date>
    <meta:editing-duration>PT3M3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